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jpeg" manifest:full-path="Pictures/10000000000002260000024EB98D95A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" style:family="graphic" style:parent-style-name="standard">
      <style:graphic-properties svg:stroke-width="0.04cm" svg:stroke-color="#ff0000" draw:marker-start-width="0.36cm" draw:marker-end-width="0.36cm" draw:textarea-horizontal-align="center" draw:textarea-vertical-align="middle" fo:padding-top="0.145cm" fo:padding-bottom="0.145cm" fo:padding-left="0.27cm" fo:padding-right="0.27cm"/>
    </style:style>
    <style:style style:name="gr4" style:family="graphic" style:parent-style-name="measure" style:list-style-name="L1">
      <style:graphic-properties svg:stroke-width="0.08cm" svg:stroke-color="#00ae00" draw:marker-start-width="0.32cm" draw:marker-end-width="0.32cm" draw:textarea-horizontal-align="center" draw:textarea-vertical-align="middle" draw:line-distance="0.481cm"/>
    </style:style>
    <style:style style:name="gr5" style:family="graphic" style:parent-style-name="measure" style:list-style-name="L1">
      <style:graphic-properties svg:stroke-width="0.08cm" svg:stroke-color="#008000" draw:marker-start-width="0.32cm" draw:marker-end-width="0.32cm" draw:textarea-horizontal-align="center" draw:textarea-vertical-align="middle" draw:line-distance="0.806cm"/>
    </style:style>
    <style:style style:name="gr6" style:family="graphic" style:parent-style-name="standard">
      <style:graphic-properties draw:stroke="solid" svg:stroke-width="0.05cm" svg:stroke-color="#ff0000" draw:marker-start-width="0.38cm" draw:marker-end-width="0.3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ashed" svg:stroke-width="0.05cm" svg:stroke-color="#ff0000" draw:marker-start-width="0.38cm" draw:marker-end-width="0.3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6cm" svg:stroke-color="#ff0000" draw:marker-start="Arrow" draw:marker-start-width="0.29cm" draw:marker-end-width="0.29cm" draw:textarea-horizontal-align="center" draw:textarea-vertical-align="middle" fo:padding-top="0.155cm" fo:padding-bottom="0.155cm" fo:padding-left="0.28cm" fo:padding-right="0.28cm"/>
    </style:style>
    <style:style style:name="gr9" style:family="graphic" style:parent-style-name="standard">
      <style:graphic-properties svg:stroke-width="0.06cm" svg:stroke-color="#ff0000" draw:marker-start-width="0.29cm" draw:marker-end="Arrow" draw:marker-end-width="0.29cm" draw:textarea-horizontal-align="center" draw:textarea-vertical-align="middle" fo:padding-top="0.155cm" fo:padding-bottom="0.155cm" fo:padding-left="0.28cm" fo:padding-right="0.28cm"/>
    </style:style>
    <style:style style:name="gr10" style:family="graphic" style:parent-style-name="measure" style:list-style-name="L1">
      <style:graphic-properties svg:stroke-width="0.08cm" svg:stroke-color="#ff0000" draw:marker-start-width="0.32cm" draw:marker-end-width="0.32cm" draw:textarea-horizontal-align="center" draw:textarea-vertical-align="middle"/>
    </style:style>
    <style:style style:name="gr11" style:family="graphic" style:parent-style-name="measure" style:list-style-name="L1">
      <style:graphic-properties svg:stroke-width="0.08cm" svg:stroke-color="#ff0000" draw:marker-start-width="0.32cm" draw:marker-end-width="0.3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0000" fo:font-family="'Century Schoolbook L'" style:font-family-generic="roman" style:font-pitch="variable"/>
    </style:style>
    <style:style style:name="T2" style:family="text">
      <style:text-properties fo:color="#ff0000"/>
    </style:style>
    <style:style style:name="T3" style:family="text">
      <style:text-properties fo:color="#ff0000" fo:font-family="'Century Schoolbook L'" style:font-family-generic="roman" style:font-pitch="variabl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2.12cm" svg:height="13.01cm" svg:x="1cm" svg:y="1.8cm">
          <draw:image xlink:href="Pictures/10000000000002260000024EB98D95A9.jpg" xlink:type="simple" xlink:show="embed" xlink:actuate="onLoad">
            <text:p/>
          </draw:image>
        </draw:frame>
        <draw:frame draw:style-name="gr2" draw:text-style-name="P1" draw:layer="layout" svg:width="12.12cm" svg:height="13.01cm" draw:transform="skewX (2.36216914998924E-017) rotate (0.165457213089031) translate (13.661cm 2.877cm)">
          <draw:image xlink:href="Pictures/10000000000002260000024EB98D95A9.jpg" xlink:type="simple" xlink:show="embed" xlink:actuate="onLoad">
            <text:p/>
          </draw:image>
        </draw:frame>
        <draw:frame draw:style-name="gr1" draw:text-style-name="P1" draw:layer="layout" svg:width="12.12cm" svg:height="13.01cm" svg:x="8.43cm" svg:y="27.5cm">
          <draw:image xlink:href="Pictures/10000000000002260000024EB98D95A9.jpg" xlink:type="simple" xlink:show="embed" xlink:actuate="onLoad">
            <text:p/>
          </draw:image>
        </draw:frame>
        <draw:line draw:style-name="gr3" draw:text-style-name="P1" draw:layer="layout" svg:x1="7.125cm" svg:y1="1.775cm" svg:x2="7.125cm" svg:y2="14.05cm">
          <text:p/>
        </draw:line>
        <draw:line draw:style-name="gr3" draw:text-style-name="P1" draw:layer="layout" svg:x1="1.475cm" svg:y1="6.85cm" svg:x2="12.55cm" svg:y2="8.7cm">
          <text:p/>
        </draw:line>
        <draw:line draw:style-name="gr3" draw:text-style-name="P1" draw:layer="layout" svg:x1="6.245cm" svg:y1="13.036cm" svg:x2="8cm" svg:y2="2.575cm">
          <text:p/>
        </draw:line>
        <draw:measure draw:style-name="gr4" draw:text-style-name="P2" draw:layer="measurelines" svg:x1="7.115cm" svg:y1="7.897cm" svg:x2="12.575cm" svg:y2="8.775cm">
          <text:p text:style-name="P2"><text:span text:style-name="T1"><text:measure text:kind="gap"/></text:span><text:span text:style-name="T1"><text:measure text:kind="value">5,53</text:measure></text:span><text:span text:style-name="T1"><text:measure text:kind="unit">cm</text:measure></text:span><text:span text:style-name="T1"><text:measure text:kind="gap"/></text:span></text:p>
        </draw:measure>
        <draw:measure draw:style-name="gr5" draw:text-style-name="P2" draw:layer="measurelines" svg:x1="7.199cm" svg:y1="7.797cm" svg:x2="8.05cm" svg:y2="2.575cm">
          <text:p text:style-name="P2"><text:span text:style-name="T2"><text:measure text:kind="gap"/></text:span><text:span text:style-name="T2"><text:measure text:kind="value">5,29</text:measure></text:span><text:span text:style-name="T2"><text:measure text:kind="unit">cm</text:measure></text:span><text:span text:style-name="T2"><text:measure text:kind="gap"/></text:span></text:p>
        </draw:measure>
        <draw:custom-shape draw:style-name="gr6" draw:text-style-name="P1" draw:layer="layout" svg:width="11.06cm" svg:height="11.06cm" svg:x="1.575cm" svg:y="2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0.58cm" svg:height="10.58cm" svg:x="1.782cm" svg:y="2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0.65cm" svg:y1="2.55cm" svg:x2="20.65cm" svg:y2="13.05cm">
          <text:p/>
        </draw:line>
        <draw:line draw:style-name="gr9" draw:text-style-name="P1" draw:layer="layout" svg:x1="15.025cm" svg:y1="7.8cm" svg:x2="26.175cm" svg:y2="7.8cm">
          <text:p/>
        </draw:line>
        <draw:measure draw:style-name="gr10" draw:text-style-name="P2" draw:layer="measurelines" svg:x1="20.65cm" svg:y1="3.275cm" svg:x2="22.25cm" svg:y2="3.3cm">
          <text:p text:style-name="P2"><text:span text:style-name="T3"><text:measure text:kind="gap"/></text:span><text:span text:style-name="T3"><text:measure text:kind="value">1,6</text:measure></text:span><text:span text:style-name="T3"><text:measure text:kind="unit">cm</text:measure></text:span><text:span text:style-name="T3"><text:measure text:kind="gap"/></text:span></text:p>
        </draw:measure>
        <draw:measure draw:style-name="gr11" draw:text-style-name="P2" draw:layer="measurelines" svg:x1="22.35cm" svg:y1="3.375cm" svg:x2="22.35cm" svg:y2="7.8cm">
          <text:p text:style-name="P2"><text:span text:style-name="T3"><text:measure text:kind="gap"/></text:span><text:span text:style-name="T3"><text:measure text:kind="value">4,43</text:measure></text:span><text:span text:style-name="T3"><text:measure text:kind="unit">cm</text:measure></text:span><text:span text:style-name="T3"><text:measure text:kind="gap"/>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esar Uribe</meta:initial-creator>
    <meta:creation-date>2012-03-19T20:47:47</meta:creation-date>
    <dc:date>2012-03-20T00:03:59</dc:date>
    <dc:creator>Cesar Uribe</dc:creator>
    <meta:editing-duration>PT02H43M05S</meta:editing-duration>
    <meta:editing-cycles>8</meta:editing-cycles>
    <meta:generator>OpenOffice.org/3.2$Unix OpenOffice.org_project/320m12$Build-9483</meta:generator>
    <meta:document-statistic meta:object-count="14"/>
  </office:meta>
</office:document-meta>
</file>